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0_01-51-13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0_01-54-28_000.jpg</text:p>
          </table:table-cell>
          <table:table-cell table:style-name="ce19" office:value-type="string">
            <text:p>:m :PHOTO 寝た時刻 / 2021 / オナニー、未了、duration=２０分ぐらい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 / オナニー、未了、duration=２０分ぐらい,other=~">
            <text:p>:m :PHOTO 寝た時刻 / 2021 / オナニー、未了、duration=２０分ぐらい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0_04-59-35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0_07-55-06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0_10-54-26_000.jpg</text:p>
          </table:table-cell>
          <table:table-cell table:style-name="ce20" office:value-type="string">
            <text:p>:m #*# RES / JVEMV6 64#140-7.2 / 『煙草問屋扱方一件他』 / w=市日之義～銀高ニ弐歩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#*# RES / JVEMV6 64#140-7.2 / 『煙草問屋扱方一件他』 / w=市日之義～銀高ニ弐歩 / p.~ / topic=~,other=~">
            <text:p>:m #*# RES / JVEMV6 64#140-7.2 / 『煙草問屋扱方一件他』 / w=市日之義～銀高ニ弐歩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0_12-11-20_000.jpg</text:p>
          </table:table-cell>
          <table:table-cell table:style-name="ce20" office:value-type="string">
            <text:p>:m RES 1*3 / free# JVEMV6 68#_152:1 / 68. theoretical-physics(tp) / w=同次型;(y`=p(ax-by+s)/(cx+dy+t));ガウスの消去法（連立方程式）,topics=微分方程式(eman),other=~,s=~,i=~,doc=r-9-1~10.4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*3 / free# JVEMV6 68#_152:1 / 68. theoretical-physics(tp) / w=同次型;(y`=p(ax-by+s)/(cx+dy+t));ガウスの消去法（連立方程式）,topics=微分方程式(eman),other=~,s=~,i=~,doc=r-9-1~10.4">
            <text:p>:m RES 1*3 / free# JVEMV6 68#_152:1 / 68. theoretical-physics(tp) / w=同次型;(y`=p(ax-by+s)/(cx+dy+t));ガウスの消去法（連立方程式）,topics=微分方程式(eman),other=~,s=~,i=~,doc=r-9-1~10.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0_12-12-00_000.jpg</text:p>
          </table:table-cell>
          <table:table-cell table:style-name="ce20" office:value-type="string">
            <text:p>:m RES 2*3 / free# JVEMV6 68#_152:1 / 68. theoretical-physics(tp) / w=同次型;,topics=微分方程式(eman),other=~,s=~,i=~,doc=r-9-1~10.4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2*3 / free# JVEMV6 68#_152:1 / 68. theoretical-physics(tp) / w=同次型;,topics=微分方程式(eman),other=~,s=~,i=~,doc=r-9-1~10.4">
            <text:p>:m RES 2*3 / free# JVEMV6 68#_152:1 / 68. theoretical-physics(tp) / w=同次型;,topics=微分方程式(eman),other=~,s=~,i=~,doc=r-9-1~10.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0_12-12-25_000.jpg</text:p>
          </table:table-cell>
          <table:table-cell table:style-name="ce19" office:value-type="string">
            <text:p>:m RES 3*3 / free# JVEMV6 68#_152:1 / 68. theoretical-physics(tp) / w=同次型;,topics=微分方程式(eman),other=~,s=~,i=~,doc=r-9-1~10.4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3*3 / free# JVEMV6 68#_152:1 / 68. theoretical-physics(tp) / w=同次型;,topics=微分方程式(eman),other=~,s=~,i=~,doc=r-9-1~10.4">
            <text:p>:m RES 3*3 / free# JVEMV6 68#_152:1 / 68. theoretical-physics(tp) / w=同次型;,topics=微分方程式(eman),other=~,s=~,i=~,doc=r-9-1~10.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0_13-08-58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10_14-31-15_000.jpg</text:p>
          </table:table-cell>
          <table:table-cell table:style-name="ce20" office:value-type="string">
            <text:p><text:s/>:PHOTO 記録 / 文書：コレポン / #*# / about=安全帯：購入,with=東和,content=訪問、日時取り決め,other=~ / N=１月１１日火曜：２PMくらい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PHOTO 記録 / 文書：コレポン / #*# / about=安全帯：購入,with=東和,content=訪問、日時取り決め,other=~ / N=１月１１日火曜：２PMくらい">
            <text:p><text:s/>:PHOTO 記録 / 文書：コレポン / #*# / about=安全帯：購入,with=東和,content=訪問、日時取り決め,other=~ / N=１月１１日火曜：２PMくらい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10_17-13-01_000.jpg</text:p>
          </table:table-cell>
          <table:table-cell table:style-name="ce20" office:value-type="string">
            <text:p>:m RES 1*3 / free# JVEMV6 68#_152:2 / 68. theoretical-physics(tp) / w=同次型;,topics=微分方程式(eman),other=calc+,s=~,i=~,doc=r-9-1~10.4#3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1*3 / free# JVEMV6 68#_152:2 / 68. theoretical-physics(tp) / w=同次型;,topics=微分方程式(eman),other=calc+,s=~,i=~,doc=r-9-1~10.4#3">
            <text:p>:m RES 1*3 / free# JVEMV6 68#_152:2 / 68. theoretical-physics(tp) / w=同次型;,topics=微分方程式(eman),other=calc+,s=~,i=~,doc=r-9-1~10.4#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10_17-13-33_000.jpg</text:p>
          </table:table-cell>
          <table:table-cell table:style-name="ce20" office:value-type="string">
            <text:p>:m RES 2*3 / free# JVEMV6 68#_152:2 / 68. theoretical-physics(tp) / w=同次型;,topics=微分方程式；完全形(eman),other=calc+,s=~,i=~,doc=r-9-1~10.4#3;r-9-1~10.5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2*3 / free# JVEMV6 68#_152:2 / 68. theoretical-physics(tp) / w=同次型;,topics=微分方程式；完全形(eman),other=calc+,s=~,i=~,doc=r-9-1~10.4#3;r-9-1~10.5">
            <text:p>:m RES 2*3 / free# JVEMV6 68#_152:2 / 68. theoretical-physics(tp) / w=同次型;,topics=微分方程式；完全形(eman),other=calc+,s=~,i=~,doc=r-9-1~10.4#3;r-9-1~10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10_17-13-54_000.jpg</text:p>
          </table:table-cell>
          <table:table-cell table:style-name="ce20" office:value-type="string">
            <text:p>:m RES 3*3 / free# JVEMV6 68#_152:2 / 68. theoretical-physics(tp) / w=同次型;,topics=微分方程式；完全形(eman),other=~,s=~,i=~,doc=r-9-1~10.5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3*3 / free# JVEMV6 68#_152:2 / 68. theoretical-physics(tp) / w=同次型;,topics=微分方程式；完全形(eman),other=~,s=~,i=~,doc=r-9-1~10.5">
            <text:p>:m RES 3*3 / free# JVEMV6 68#_152:2 / 68. theoretical-physics(tp) / w=同次型;,topics=微分方程式；完全形(eman),other=~,s=~,i=~,doc=r-9-1~10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0_18-31-41_000.mp4</text:p>
          </table:table-cell>
          <table:table-cell table:style-name="ce20" office:value-type="string">
            <text:p>:VIDEO / @自室 / 記録 / jap.flute / 演奏、play / R=1 / todays-melody,genr=~,for=~,Re+,other=~;sounds:~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 / 演奏、play / R=1 / todays-melody,genr=~,for=~,Re+,other=~;sounds:~">
            <text:p>:VIDEO / @自室 / 記録 / jap.flute / 演奏、play / R=1 / todays-melody,genr=~,for=~,Re+,other=~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10_18-35-07_000.mp4</text:p>
          </table:table-cell>
          <table:table-cell table:style-name="ce20" office:value-type="string">
            <text:p>:VIDEO / @自室 / 記録 / jap.flute / 演奏、play / R=2 / todays-melody,genr=~,for=~,Re+,other=~;sounds:~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2 / todays-melody,genr=~,for=~,Re+,other=~;sounds:~">
            <text:p>:VIDEO / @自室 / 記録 / jap.flute / 演奏、play / R=2 / todays-melody,genr=~,for=~,Re+,other=~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10_18-47-42_000.mp4</text:p>
          </table:table-cell>
          <table:table-cell table:style-name="ce20" office:value-type="string">
            <text:p>:VIDEO / @自室 / 記録 / jap.flute / 演奏、play / R=3 / todays-melody,genr=~,for=~,Re+,other=~;sounds:~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3 / todays-melody,genr=~,for=~,Re+,other=~;sounds:~">
            <text:p>:VIDEO / @自室 / 記録 / jap.flute / 演奏、play / R=3 / todays-melody,genr=~,for=~,Re+,other=~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2022/01/10</text:date>, <text:time>23:39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0T23:39:27.20</dc:date>
    <dc:creator>iwabuchi ken</dc:creator>
    <meta:editing-duration>P41DT21H37M17S</meta:editing-duration>
    <meta:editing-cycles>14199</meta:editing-cycles>
    <meta:document-statistic meta:table-count="1" meta:cell-count="453" meta:object-count="0"/>
    <meta:user-defined meta:name="qrichtext">1</meta:user-defined>
  </office:meta>
</office:document-meta>
</file>